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D26E56B4.png"/>
  <manifest:file-entry manifest:media-type="image/png" manifest:full-path="Pictures/1000000000000400000003007A51F79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2.297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bbe0e3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marker-end="Arrow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dash" draw:stroke-dash="Dash_20_2" svg:stroke-width="0.026cm" svg:stroke-color="#800080" draw:marker-start="" draw:marker-end="Arrow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26cm" svg:stroke-color="#99cc00" draw:marker-start="Arrow" draw:marker-start-width="0.21cm" draw:marker-start-center="false" draw:marker-end="Arrow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middle" draw:auto-grow-height="true" fo:min-height="2.297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middle" draw:auto-grow-height="true" draw:auto-grow-width="false" fo:min-height="1.0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text:enable-numbering="false" fo:text-indent="0cm"/>
      <style:text-properties fo:font-size="20pt"/>
    </style:style>
    <style:style style:name="P8" style:family="paragraph"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HDFS Architecture" draw:style-name="dp1" draw:master-page-name="Title2">
        <office:forms form:automatic-focus="false" form:apply-design-mode="false"/>
        <draw:custom-shape draw:style-name="gr1" draw:text-style-name="P1" draw:layer="layout" svg:width="2.54cm" svg:height="2.54cm" svg:x="1.482cm" svg:y="10.5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95cm" svg:height="1.053cm" svg:x="2.072cm" svg:y="9.002cm">
          <text:p text:style-name="P2"><text:span text:style-name="T1">Read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54cm" svg:height="2.54cm" svg:x="8.467cm" svg:y="1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57cm" svg:x="3.175cm" svg:y="5.715cm">
          <text:p text:style-name="P2"><text:span text:style-name="T2">Metadata ops</text:span></text:p>
          <text:p text:style-name="P2"/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.54cm" svg:height="1.481cm" svg:x="1.905cm" svg:y="7.197cm">
          <text:p text:style-name="P4"><text:span text:style-name="T1">Client</text:span></text:p>
          <text:p text:style-name="P4"><text:span text:style-name="T1"/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5" draw:layer="layout" svg:width="10.372cm" svg:height="1.905cm" svg:x="13.97cm" svg:y="4.445cm">
          <text:p text:style-name="P4"><text:span text:style-name="T3">Metadata (Name, replicas, …):</text:span></text:p>
          <text:p text:style-name="P4"><text:span text:style-name="T3">/home/foo/data, 3, …</text:span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868cm" svg:height="2.117cm" svg:x="8.255cm" svg:y="4.868cm">
          <text:p text:style-name="P4"><text:span text:style-name="T1">Name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3.123cm" svg:y1="5.503cm" svg:x2="13.97cm" svg:y2="5.503cm">
          <text:p/>
        </draw:line>
        <draw:custom-shape draw:style-name="gr1" draw:text-style-name="P1" draw:layer="layout" svg:width="2.54cm" svg:height="2.54cm" svg:x="15.875cm" svg:y="10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9.262cm" svg:y="10.3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693cm" svg:x="9.313cm" svg:y="16.087cm">
          <text:p text:style-name="P4"><text:span text:style-name="T1">Client</text:span></text:p>
          <text:p text:style-name="P4"><text:span text:style-name="T1"/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927cm" svg:height="1.053cm" svg:x="4.445cm" svg:y="9.107cm">
          <text:p text:style-name="P2"><text:span text:style-name="T1">Datanode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id="id2" draw:layer="layout" svg:width="0.635cm" svg:height="0.635cm" svg:x="16.087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6.298cm" svg:y="12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7.568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9.473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9.685cm" svg:y="11.8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20.743cm" svg:y="10.795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233cm" svg:y1="7.407cm" svg:x2="8.255cm" svg:y2="5.714cm">
          <text:p/>
        </draw:line>
        <draw:line draw:style-name="gr7" draw:text-style-name="P6" draw:layer="layout" svg:x1="10.372cm" svg:y1="16.086cm" svg:x2="9.102cm" svg:y2="11.641cm">
          <text:p/>
        </draw:line>
        <draw:custom-shape draw:style-name="gr2" draw:text-style-name="P1" draw:layer="layout" svg:width="2.708cm" svg:height="1.053cm" svg:x="4.868cm" svg:y="15.134cm">
          <text:p text:style-name="P2"><text:span text:style-name="T1">Rack 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635cm" svg:height="0.635cm" svg:x="19.897cm" svg:y="11.2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08cm" svg:height="1.053cm" svg:x="17.513cm" svg:y="15.134cm">
          <text:p text:style-name="P2"><text:span text:style-name="T1">Rack 2</text:span></text:p>
          <draw:enhanced-geometry svg:viewBox="0 0 21600 21600" draw:type="mso-spt202" draw:enhanced-path="M 0 0 L 21600 0 21600 21600 0 21600 0 0 Z N"/>
        </draw:custom-shape>
        <draw:connector draw:style-name="gr10" draw:text-style-name="P6" draw:layer="layout" draw:type="line" svg:x1="10.795cm" svg:y1="11.112cm" svg:x2="16.087cm" svg:y2="11.112cm" draw:start-shape="id1" draw:start-glue-point="1" draw:end-shape="id2" draw:end-glue-point="3">
          <text:p/>
        </draw:connector>
        <draw:line draw:style-name="gr7" draw:text-style-name="P6" draw:layer="layout" svg:x1="13.065cm" svg:y1="6.83cm" svg:x2="15.875cm" svg:y2="10.372cm">
          <text:p/>
        </draw:line>
        <draw:custom-shape draw:style-name="gr1" draw:text-style-name="P1" draw:layer="layout" svg:width="2.54cm" svg:height="2.54cm" svg:x="5.08cm" svg:y="10.5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2.963cm" svg:y="11.2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2.963cm" svg:y="12.2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5.292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5.292cm" svg:y="11.8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8.678cm" svg:y="11.0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id="id1" draw:layer="layout" svg:width="0.635cm" svg:height="0.635cm" svg:x="10.16cm" svg:y="10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59cm" svg:height="9.435cm" draw:transform="rotate (-1.57079632679579) translate (10.952cm 13.73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1.482cm" svg:height="5.886cm" draw:transform="rotate (-1.57079632679579) translate (21.802cm 13.523cm)">
          <text:p/>
          <draw:enhanced-geometry svg:viewBox="0 0 21600 21600" draw:mirror-vertical="true" draw:glue-points="21600 0 0 10800 21600 21600" draw:text-areas="13800 ?f9 21600 ?f10" draw:type="left-brace" draw:modifiers="1800 10914.791851195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6" draw:layer="layout" svg:x1="3.175cm" svg:y1="10.795cm" svg:x2="3.598cm" svg:y2="8.467cm">
          <text:p/>
        </draw:line>
        <draw:custom-shape draw:style-name="gr12" draw:text-style-name="P3" draw:layer="layout" svg:width="4.557cm" svg:height="2.557cm" svg:x="11.318cm" svg:y="10.782cm">
          <text:p text:style-name="P2"><text:span text:style-name="T2">Replication</text:span></text:p>
          <text:p text:style-name="P2"/>
          <draw:enhanced-geometry svg:viewBox="0 0 21600 21600" draw:type="mso-spt202" draw:enhanced-path="M 0 0 L 21600 0 21600 21600 0 21600 0 0 Z N"/>
        </draw:custom-shape>
        <draw:custom-shape draw:style-name="gr13" draw:text-style-name="P8" draw:layer="layout" svg:width="3.598cm" svg:height="1.053cm" svg:x="12.277cm" svg:y="7.62cm">
          <text:p text:style-name="P7"><text:span text:style-name="T2">Block ops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927cm" svg:height="1.053cm" svg:x="16.904cm" svg:y="8.89cm">
          <text:p text:style-name="P2"><text:span text:style-name="T1">Datanodes</text:span></text:p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1.301cm" svg:y1="16.224cm" svg:x2="16.298cm" svg:y2="12.7cm">
          <text:p/>
        </draw:line>
        <draw:custom-shape draw:style-name="gr2" draw:text-style-name="P1" draw:layer="layout" svg:width="2.153cm" svg:height="1.053cm" svg:x="10.073cm" svg:y="14.817cm">
          <text:p text:style-name="P2"><text:span text:style-name="T1">Write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589cm" svg:height="1.053cm" svg:x="20.11cm" svg:y="11.853cm">
          <text:p text:style-name="P2"><text:span text:style-name="T1">Block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635cm" svg:height="0.635cm" svg:x="1.905cm" svg:y="11.218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2.86cm" svg:height="1.27cm" svg:x="1.27cm" svg:y="2.105cm">
          <draw:text-box>
            <text:p text:style-name="P4">HDFS Architec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6cm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horizontal-align="center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/>
    </style:style>
    <style:style style:name="gr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4" style:family="paragraph">
      <style:paragraph-properties fo:margin-left="0cm" fo:margin-right="0cm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fo:margin-left="0cm" fo:margin-right="0cm" fo:text-align="center" text:enable-numbering="false" fo:text-indent="0cm" style:writing-mode="lr-tb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Times" style:font-pitch="variable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draw:frame draw:style-name="gr1" draw:text-style-name="P1" draw:layer="backgroundobjects" svg:width="25.4cm" svg:height="19.05cm" svg:x="0cm" svg:y="0cm">
        <draw:image xlink:href="Pictures/1000000000000400000003007A51F798.png" xlink:type="simple" xlink:show="embed" xlink:actuate="onLoad">
          <text:p/>
        </draw:image>
      </draw:frame>
      <draw:frame draw:style-name="gr2" draw:layer="backgroundobjects" svg:width="18.627cm" svg:height="1.204cm" svg:x="4.867cm" svg:y="0.422cm">
        <draw:text-box>
          <text:p/>
        </draw:text-box>
      </draw:frame>
      <draw:frame draw:style-name="gr2" draw:layer="backgroundobjects" svg:width="21.59cm" svg:height="1.204cm" svg:x="1.905cm" svg:y="4.444cm">
        <draw:text-box>
          <text:p/>
        </draw:text-box>
      </draw:frame>
      <draw:frame draw:style-name="gr3" draw:text-style-name="P3" draw:layer="backgroundobjects" svg:width="5.292cm" svg:height="0.853cm" svg:x="19.685cm" svg:y="18.202cm">
        <draw:text-box>
          <text:p text:style-name="P2"><text:span text:style-name="T1"><text:page-number>1</text:page-number></text:span></text:p>
        </draw:text-box>
      </draw:frame>
      <draw:custom-shape draw:style-name="gr4" draw:text-style-name="P5" draw:layer="backgroundobjects" svg:width="5.291cm" svg:height="0.847cm" svg:x="0.212cm" svg:y="18.203cm">
        <text:p text:style-name="P4"><text:span text:style-name="T2">YST Guru Training 2006</text:span></text:p>
        <draw:enhanced-geometry svg:viewBox="0 0 21600 21600" draw:type="rectangle" draw:enhanced-path="M 0 0 L 21600 0 21600 21600 0 21600 0 0 Z N"/>
      </draw:custom-shape>
    </style:master-page>
    <style:master-page style:name="Title1" style:page-layout-name="PM0" draw:style-name="dp1">
      <draw:frame draw:style-name="gr1" draw:text-style-name="P1" draw:layer="backgroundobjects" svg:width="25.4cm" svg:height="19.05cm" svg:x="0cm" svg:y="0cm">
        <draw:image xlink:href="Pictures/100000000000040000000300D26E56B4.png" xlink:type="simple" xlink:show="embed" xlink:actuate="onLoad">
          <text:p/>
        </draw:image>
      </draw:frame>
      <draw:frame draw:style-name="gr2" draw:layer="backgroundobjects" svg:width="21.59cm" svg:height="1.204cm" svg:x="1.905cm" svg:y="6.773cm">
        <draw:text-box>
          <text:p/>
        </draw:text-box>
      </draw:frame>
      <draw:frame draw:style-name="gr5" draw:text-style-name="P3" draw:layer="backgroundobjects" svg:width="5.292cm" svg:height="0.853cm" svg:x="20.108cm" svg:y="18.202cm">
        <draw:text-box>
          <text:p text:style-name="P2"><text:span text:style-name="T1"><text:page-number>1</text:page-number></text:span></text:p>
        </draw:text-box>
      </draw:frame>
    </style:master-page>
    <style:master-page style:name="Title2" style:page-layout-name="PM0" draw:style-name="dp1">
      <draw:frame draw:style-name="gr2" draw:layer="backgroundobjects" svg:width="22.86cm" svg:height="1.204cm" svg:x="1.27cm" svg:y="0.762cm">
        <draw:text-box>
          <text:p/>
        </draw:text-box>
      </draw:frame>
      <draw:frame draw:style-name="gr2" draw:layer="backgroundobjects" svg:width="22.86cm" svg:height="1.204cm" svg:x="1.27cm" svg:y="4.445cm">
        <draw:text-box>
          <text:p/>
        </draw:text-box>
      </draw:frame>
      <draw:frame draw:style-name="gr6" draw:text-style-name="P7" draw:layer="backgroundobjects" svg:width="5.927cm" svg:height="1.324cm" svg:x="1.269cm" svg:y="17.347cm">
        <draw:text-box>
          <text:p text:style-name="P6"><text:span text:style-name="T3"><presentation:date-time/></text:span></text:p>
        </draw:text-box>
      </draw:frame>
      <draw:frame draw:style-name="gr6" draw:text-style-name="P9" draw:layer="backgroundobjects" svg:width="8.044cm" svg:height="1.324cm" svg:x="8.678cm" svg:y="17.347cm">
        <draw:text-box>
          <text:p text:style-name="P8"><text:span text:style-name="T3"><presentation:footer/></text:span></text:p>
        </draw:text-box>
      </draw:frame>
      <draw:frame draw:style-name="gr6" draw:text-style-name="P11" draw:layer="backgroundobjects" svg:width="5.927cm" svg:height="1.324cm" svg:x="18.202cm" svg:y="17.347cm">
        <draw:text-box>
          <text:p text:style-name="P10"><text:span text:style-name="T3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title>Hadoop Guru Presentation</dc:title>
    <meta:initial-creator>Sameer Paranjpye</meta:initial-creator>
    <meta:creation-date>2005-01-13T10:14:00</meta:creation-date>
    <dc:date>2007-06-06T00:17:12</dc:date>
    <meta:print-date>2006-12-05T15:38:20</meta:print-date>
    <dc:language>en-US</dc:language>
    <meta:editing-cycles>530</meta:editing-cycles>
    <meta:editing-duration>P5DT5H3M41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